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MERO MAMANI, LISS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0539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GUEDAS LOZANO, BRUCE RENN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833675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2/09/2021</text:p>
          </table:table-cell>
          <table:table-cell table:style-name="Tabla2.A2" office:value-type="string">
            <text:p text:style-name="P9">94805911</text:p>
          </table:table-cell>
          <table:table-cell table:style-name="Tabla2.A2" office:value-type="string">
            <text:p text:style-name="P9">4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1:57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